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6.231cm"/>
    </style:style>
    <style:style style:name="gr2" style:family="graphic" style:parent-style-name="standard">
      <style:graphic-properties draw:stroke="none" svg:stroke-color="#000000" draw:fill="none" draw:fill-color="#ffffff" fo:min-height="2.1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465cm" fo:min-width="12.9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53cm"/>
      <style:paragraph-properties style:writing-mode="lr-tb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4.5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6.731cm" svg:height="2.794cm" svg:x="2.27cm" svg:y="1.127cm">
          <text:p/>
          <draw:enhanced-geometry svg:viewBox="0 0 21600 21600" draw:extrusion="false" draw:type="rectangle" draw:enhanced-path="M 0 0 L 21600 0 21600 21600 0 21600 0 0 Z N"/>
        </draw:custom-shape>
        <draw:frame draw:style-name="gr2" draw:text-style-name="P2" xml:id="id3" draw:id="id3" draw:layer="measurelines" svg:width="4.291cm" svg:height="2.443cm" svg:x="3.494cm" svg:y="1.505cm">
          <draw:text-box>
            <text:p><text:s text:c="5"/>Radio</text:p>
            <text:p>connected to <text:s text:c="6"/>Com5</text:p>
          </draw:text-box>
        </draw:frame>
        <draw:custom-shape draw:style-name="gr3" draw:text-style-name="P3" draw:layer="measurelines" svg:width="13.462cm" svg:height="5.715cm" svg:x="2.397cm" svg:y="6.08cm">
          <text:p text:style-name="P3">Ham Radio Deluxe (HRD)</text:p>
          <draw:enhanced-geometry svg:viewBox="0 0 21600 21600" draw:type="rectangle" draw:enhanced-path="M 0 0 L 21600 0 21600 21600 0 21600 0 0 Z N"/>
        </draw:custom-shape>
        <draw:frame draw:style-name="gr4" draw:text-style-name="P2" xml:id="id4" draw:id="id4" draw:layer="measurelines" svg:width="12.827cm" svg:height="1.749cm" svg:x="2.905cm" svg:y="6.109cm">
          <draw:text-box>
            <text:p><text:s text:c="29"/>Com5</text:p>
            <text:p>Standard HRD “Connect” radio connection</text:p>
          </draw:text-box>
        </draw:frame>
        <draw:frame draw:style-name="gr5" draw:text-style-name="P2" xml:id="id1" draw:id="id1" draw:layer="measurelines" svg:width="10.795cm" svg:height="1.778cm" svg:x="3.667cm" svg:y="9.99cm">
          <draw:text-box>
            <text:p>Tools/Hardware/3rd-party Serial Port <text:s text:c="23"/>Com13</text:p>
          </draw:text-box>
        </draw:frame>
        <draw:custom-shape draw:style-name="gr3" draw:text-style-name="P3" draw:layer="measurelines" svg:width="13.462cm" svg:height="5.715cm" svg:x="2.37cm" svg:y="13.7cm">
          <text:p text:style-name="P3">SDRuHRD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2" xml:id="id2" draw:id="id2" draw:layer="measurelines" svg:width="3.466cm" svg:height="1.905cm" svg:x="3.503cm" svg:y="13.7cm">
          <draw:text-box>
            <text:p><text:s text:c="2"/>Com12 </text:p>
            <text:p>HRD Port</text:p>
          </draw:text-box>
        </draw:frame>
        <draw:frame draw:style-name="gr7" draw:text-style-name="P2" xml:id="id5" draw:id="id5" draw:layer="measurelines" svg:width="4.445cm" svg:height="1.673cm" svg:x="10.017cm" svg:y="17.737cm">
          <draw:text-box>
            <text:p>SDRUno Port</text:p>
            <text:p><text:s text:c="5"/>Com11</text:p>
          </draw:text-box>
        </draw:frame>
        <draw:custom-shape draw:style-name="gr3" draw:text-style-name="P3" draw:layer="measurelines" svg:width="13.462cm" svg:height="5.715cm" svg:x="2.37cm" svg:y="21.208cm">
          <text:p text:style-name="P3">SDRUno</text:p>
          <draw:enhanced-geometry svg:viewBox="0 0 21600 21600" draw:extrusion="false" draw:type="rectangle" draw:enhanced-path="M 0 0 L 21600 0 21600 21600 0 21600 0 0 Z N"/>
        </draw:custom-shape>
        <draw:frame draw:style-name="gr8" draw:text-style-name="P2" xml:id="id6" draw:id="id6" draw:layer="measurelines" svg:width="12.457cm" svg:height="1.903cm" svg:x="2.778cm" svg:y="21.195cm">
          <draw:text-box>
            <text:p><text:s text:c="27"/>Com10</text:p>
            <text:p>SDRUno RX Control SETT. CAT Emulator</text:p>
          </draw:text-box>
        </draw:frame>
        <draw:connector draw:style-name="gr9" draw:text-style-name="P4" draw:layer="measurelines" svg:x1="9.064cm" svg:y1="11.768cm" svg:x2="5.236cm" svg:y2="13.7cm" draw:start-shape="id1" draw:start-glue-point="2" draw:end-shape="id2" draw:end-glue-point="0" svg:d="M9064 11768v966h-3828v966" svg:viewBox="0 0 3829 1933">
          <text:p/>
        </draw:connector>
        <draw:connector draw:style-name="gr9" draw:text-style-name="P4" draw:layer="measurelines" svg:x1="5.639cm" svg:y1="3.948cm" svg:x2="9.318cm" svg:y2="6.109cm" draw:start-shape="id3" draw:start-glue-point="2" draw:end-shape="id4" draw:end-glue-point="0" svg:d="M5639 3948v1081h3679v1080" svg:viewBox="0 0 3680 2162">
          <text:p/>
        </draw:connector>
        <draw:connector draw:style-name="gr9" draw:text-style-name="P4" draw:layer="measurelines" svg:x1="12.239cm" svg:y1="19.41cm" svg:x2="9.006cm" svg:y2="21.195cm" draw:start-shape="id5" draw:start-glue-point="2" draw:end-shape="id6" svg:d="M12239 19410v893h-3233v892" svg:viewBox="0 0 3234 1786">
          <text:p/>
        </draw:connector>
        <draw:frame draw:style-name="gr10" draw:text-style-name="P2" draw:layer="measurelines" svg:width="11.081cm" svg:height="4.826cm" svg:x="9.509cm" svg:y="1cm">
          <draw:text-box>
            <text:p>Typical Com port setup for </text:p>
            <text:p>SDRuHRD</text:p>
            <text:p>Ports 10-11 and 12-13 are loop back virtual serial ports. I used Virtual Serial Port Driver by Eltima Software to create the ports on my system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cm" svg:stroke-color="#3465a4" draw:marker-start-width="0.5cm" draw:marker-start-center="false" draw:marker-end-width="0.5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3T17:50:01.251000000</meta:creation-date>
    <dc:date>2020-09-27T16:00:53.766000000</dc:date>
    <meta:editing-duration>PT17M46S</meta:editing-duration>
    <meta:editing-cycles>4</meta:editing-cycles>
    <meta:generator>LibreOffice/6.4.3.2$Windows_X86_64 LibreOffice_project/747b5d0ebf89f41c860ec2a39efd7cb15b54f2d8</meta:generator>
    <meta:document-statistic meta:object-count="14"/>
  </office:meta>
</office:document-meta>
</file>